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fo:font-weight="bold" officeooo:rsid="0001107a" officeooo:paragraph-rsid="0001107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style:font-name="Arial" fo:font-size="12pt" style:text-underline-style="none" fo:font-weight="normal" officeooo:rsid="0001107a" officeooo:paragraph-rsid="0001107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800000" style:font-name="Caladea" fo:font-size="20pt" fo:font-style="italic" style:text-underline-style="solid" style:text-underline-width="auto" style:text-underline-color="font-color" fo:font-weight="bold" officeooo:rsid="00045de5" officeooo:paragraph-rsid="00045de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8000" style:font-name="Arial" fo:font-size="12pt" style:text-underline-style="none" fo:font-weight="normal" officeooo:rsid="0001107a" officeooo:paragraph-rsid="0001107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1107a" officeooo:paragraph-rsid="000110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11395" officeooo:paragraph-rsid="000113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16df3" officeooo:paragraph-rsid="00016df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2pt" fo:font-style="italic" style:text-underline-style="none" fo:font-weight="bold" officeooo:rsid="00016df3" officeooo:paragraph-rsid="00016df3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46f16" officeooo:paragraph-rsid="00046f1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5ad96" officeooo:paragraph-rsid="0005ad9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174c" officeooo:paragraph-rsid="000717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b1da" officeooo:paragraph-rsid="0007b1d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c4e7" officeooo:paragraph-rsid="0008c4e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c4e7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e369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bold" officeooo:rsid="00046f16" officeooo:paragraph-rsid="00046f1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bold" officeooo:rsid="0007174c" officeooo:paragraph-rsid="0007174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adea" fo:font-size="16pt" fo:font-style="normal" style:text-underline-style="none" fo:font-weight="normal" officeooo:rsid="00045de5" officeooo:paragraph-rsid="00045de5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adea" fo:font-size="20pt" fo:font-style="normal" style:text-underline-style="none" fo:font-weight="normal" officeooo:rsid="00046f16" officeooo:paragraph-rsid="00046f16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007f" style:font-name="Arial" fo:font-size="12pt" fo:font-style="italic" style:text-underline-style="none" fo:font-weight="normal" officeooo:rsid="0001107a" officeooo:paragraph-rsid="0001107a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ff7f00" style:font-name="Arial" fo:font-size="16pt" fo:font-style="italic" style:text-underline-style="none" fo:font-weight="bold" officeooo:rsid="00011395" officeooo:paragraph-rsid="0001139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f7f00" style:font-name="Arial" fo:font-size="12pt" style:text-underline-style="none" fo:font-weight="bold" officeooo:rsid="0002d347" officeooo:paragraph-rsid="0002d34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5ad96" officeooo:paragraph-rsid="0005ad96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7b1da" officeooo:paragraph-rsid="0007b1da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7f00" style:font-name="Caladea" fo:font-size="14pt" fo:font-style="normal" style:text-underline-style="none" fo:font-weight="bold" officeooo:rsid="00046f16" officeooo:paragraph-rsid="00046f16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5ad96" officeooo:paragraph-rsid="0005ad9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7b1da" officeooo:paragraph-rsid="0007b1d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8c4e7" officeooo:paragraph-rsid="0008c4e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8c4e7" officeooo:paragraph-rsid="0008c4e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8e369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4e7" style:font-weight-asian="bold" style:font-weight-complex="bold"/>
    </style:style>
    <style:style style:name="T3" style:family="text">
      <style:text-properties officeooo:rsid="0002d347"/>
    </style:style>
    <style:style style:name="T4" style:family="text">
      <style:text-properties fo:color="#ff7f00"/>
    </style:style>
    <style:style style:name="T5" style:family="text">
      <style:text-properties officeooo:rsid="0005ad9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7b1da"/>
    </style:style>
    <style:style style:name="T8" style:family="text">
      <style:text-properties officeooo:rsid="0008c4e7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einture au XIXe siècle : une histoire européenne </text:p>
      <text:p text:style-name="P1"/>
      <text:p text:style-name="P2"><text:a xlink:type="simple" xlink:href="https://padlet.com/lagrange_marion/z4uvzbf2vxdy" text:style-name="Internet_20_link" text:visited-style-name="Visited_20_Internet_20_Link">https://padlet.com/lagrange_marion/z4uvzbf2vxdy</text:a></text:p>
      <text:p text:style-name="P2"/>
      <text:p text:style-name="P2"/>
      <text:p text:style-name="P2">Introduction : </text:p>
      <text:p text:style-name="P5">Quelques éléments </text:p>
      <text:p text:style-name="P5">-l’accroissement du rôle marchand, des critiques d’arts et des collections privés dans la reconnaissanc des artistes </text:p>
      <text:p text:style-name="P5">- constitution ds collections publiques et l’’institutionnalisation des musées spéc</text:p>
      <text:p text:style-name="P5">- l’organisation exposition contemporains dédiées àdes figures clefs</text:p>
      <text:p text:style-name="P5">- l’instititionn</text:p>
      <text:p text:style-name="P5"/>
      <text:p text:style-name="P20">Les Musées du XIXème siècles : </text:p>
      <text:p text:style-name="P5"/>
      <text:p text:style-name="P5">Le musée des artistes vivants (plus tard nommé <text:span text:style-name="T1">musée du Luxembourg</text:span>) 1818 : exposé du vivants des artistes puis au <text:span text:style-name="T1">Louvre</text:span> à leur mort = pas toujours tenu pendant la seconde moitié du XIXe </text:p>
      <text:p text:style-name="P5">→ Maintenant Musée du Luxembourg : œuvres du XIXe </text:p>
      <text:p text:style-name="P2"/>
      <text:p text:style-name="P4">exemple : 1890 : le tableau Olympia de Manet rentre au musée du Luxembourg grâce au rachat par des souscripteurs qui l’offrirent à l’état français. </text:p>
      <text:p text:style-name="P5"/>
      <text:p text:style-name="P5">→ <text:span text:style-name="T1">Musée du jeu de Paume </text:span>(musées des écoles étrangères) </text:p>
      <text:p text:style-name="P4">Rose Valland aux côtés d’André Dézarrois los de la préparation de l’exposition L’art italien de Cimabue à Tiepolo. </text:p>
      <text:p text:style-name="P4"/>
      <text:p text:style-name="P5">→<text:span text:style-name="T1"> Musée de l’Orangerie </text:span>et la salle consacrée aux Nymphes de Claude Monet (1927) </text:p>
      <text:p text:style-name="P5"/>
      <text:p text:style-name="P5">→ 1937 : espaces pour l’art du XXe : <text:span text:style-name="T1">musée national de l’art moderne et musée national de Paris. </text:span></text:p>
      <text:p text:style-name="P5"/>
      <text:p text:style-name="P5">→ Progrès dans l’ancienne gare d’Orsay : inscription à l’inventaire supplémentaire des monuments historique, le 8 mars 1973 </text:p>
      <text:p text:style-name="P5"/>
      <text:p text:style-name="P5"><text:s/>Inauguration du <text:span text:style-name="T1">musée d’orsay </text:span>1986 : avec Mitterand et Giscard d’Estain = aménagement par Gae Aulenti </text:p>
      <text:p text:style-name="P6">- plusieurs expositions : Jérôme</text:p>
      <text:p text:style-name="P6">- l’affiche de l’exposition est un objet d’art</text:p>
      <text:p text:style-name="P6"/>
      <text:p text:style-name="P6">Exposition Henry Emerson </text:p>
      <text:p text:style-name="P6"/>
      <text:p text:style-name="P6">Henri Lemonnier : théorise l’art du XIXe &amp; thèse sur la peinture romantique par Henry May </text:p>
      <text:p text:style-name="P5"/>
      <text:p text:style-name="P6">Mort de Bruno Foucart : historien de l’art </text:p>
      <text:p text:style-name="P6"/>
      <text:p text:style-name="P21">COMMENT DÉFINIT-ON L’HISTOIRE DE L’ART DU XIX DANS LE CADRE ACADEMIQUE ? </text:p>
      <text:p text:style-name="P6"/>
      <text:p text:style-name="P6"><text:s/>contemporain : pendant la révolution français qui consititue une rupture avec l’ancien régime, rupture des privélèges, temporelle </text:p>
      <text:p text:style-name="P6"><text:soft-page-break/>→ Prise de la Bastille le 14 Juillet 1789 d’après une gravure du dictionnaire Larousse </text:p>
      <text:p text:style-name="P6">→ Exécution de Louis XVI en 1793d’après une gravure allemande </text:p>
      <text:p text:style-name="P6"/>
      <text:p text:style-name="P6">Histoire l’art epoque contemporaine XIX XXI paris Flamarion Philippe Dagen BIBLIOGRAPHIE ! </text:p>
      <text:p text:style-name="P6"/>
      <text:p text:style-name="P6">Exposition universelle de 1900 : apogé de la modernité en Europe </text:p>
      <text:p text:style-name="P6">1914 : déclaration de l guerre : date choisi par le musée d’Orsay </text:p>
      <text:p text:style-name="P6"/>
      <text:p text:style-name="P8"><text:span text:style-name="T4">Age des révolutions</text:span> </text:p>
      <text:p text:style-name="P8"/>
      <text:p text:style-name="P7">1789 : Révolution française de 17889</text:p>
      <text:p text:style-name="P7">1830 : Révolutin française de 1830 ou la révolution de Juillet </text:p>
      <text:p text:style-name="P7">1848 : Révolution françaisee </text:p>
      <text:p text:style-name="P7"/>
      <text:p text:style-name="P7">Ont des répercutions dans toutes l’Europe il inspire lui à d’autres révolutions. </text:p>
      <text:p text:style-name="P7"/>
      <text:p text:style-name="P7">La révolution industrielle : accroissement des populations, des industries, des transport …</text:p>
      <text:p text:style-name="P7">Débute en Grande-Bretagne à la fin du XVIII, se manifeste par la mécanisation combiné avec l’abondance des ressources : charbon &amp; fer </text:p>
      <text:p text:style-name="P7">Engendre : l’exode rural : Angleterre : plus d’habitants dans les villes que dans les campagnes </text:p>
      <text:p text:style-name="P7">→ rue Champlain, quartier Belleville, Paris avant 1860 </text:p>
      <text:p text:style-name="P7">= influence sur l’artiste </text:p>
      <text:p text:style-name="P7">→ Jacques Louis David, Autoportrait, 1794 : premier peintre de l’emperur par Napoléon Ier </text:p>
      <text:p text:style-name="P7"/>
      <text:p text:style-name="P22">Catégories schématiquement l’histoire de la peinture du XIXe et exmeples d’artistes associés à ces catégories</text:p>
      <text:p text:style-name="P7">Néoclassicisme → David </text:p>
      <text:p text:style-name="P7">Romantisme → Delacroix </text:p>
      <text:p text:style-name="P7">Réalisme → Courbet </text:p>
      <text:p text:style-name="P7">Impressionnisme → Monet </text:p>
      <text:p text:style-name="P7">Naturalisme → Bastien-Lepage </text:p>
      <text:p text:style-name="P7">Néo-impressionnisme <text:span text:style-name="T3">→ </text:span><text:s/>Seurat </text:p>
      <text:p text:style-name="P7">Post impressionnisme <text:span text:style-name="T3">→ <text:s/></text:span>Cézanne, Van Gogh, Gauguin </text:p>
      <text:p text:style-name="P7">Symbolisme→<text:span text:style-name="T3"> </text:span><text:s/>Redon </text:p>
      <text:p text:style-name="P5"/>
      <text:p text:style-name="P3">Le début du siècle : le second temps du néoclassicisme </text:p>
      <text:p text:style-name="P3"/>
      <text:p text:style-name="P18">→ Jacques-Louis David, la moralité de la peinture héroique </text:p>
      <text:p text:style-name="P18">→ L’héritage de David </text:p>
      <text:p text:style-name="P18">→ La voie ingresque </text:p>
      <text:p text:style-name="P18">→ Conquête et fantasme de l’Orient </text:p>
      <text:p text:style-name="P25">Néoclassicme 1760-1830</text:p>
      <text:p text:style-name="P19">Courant Historiciste </text:p>
      <text:p text:style-name="P9">- néoclassicsme vers 1900 : classicisme 1817 / class<text:span text:style-name="T5">ique</text:span> « ce qui appartient à l’antiquitégréco-latine et ce qui mérite d’être imité »</text:p>
      <text:p text:style-name="P9"/>
      <text:p text:style-name="P9"><text:soft-page-break/><text:span text:style-name="T1">Mouvement artistique « préconisant le retour au classicisme sous une forme renouvelée » Alain Rey</text:span> </text:p>
      <text:p text:style-name="P9"/>
      <text:p text:style-name="P9">Philosophie des Lumières : explication ration<text:span text:style-name="T5">n</text:span>elle du monde / valeurs morales aux citoyens </text:p>
      <text:p text:style-name="P9">Goût pour l’Antiquité : besoin de moraliser l’art </text:p>
      <text:p text:style-name="P9">Revenir à la peinture d’histoire et au « grand goût » </text:p>
      <text:p text:style-name="P9"><text:span text:style-name="T1">Dogme </text:span>: point de doctrine établie comme une vérité fondamentale ou incontestable </text:p>
      <text:p text:style-name="P9"/>
      <text:p text:style-name="P9">- Sous le radical classicisme : « classique » se qui appartient à l’antiquité greco latine et qui peut être imité.</text:p>
      <text:p text:style-name="P9">- Doctrine des partisans classiques dans l’art littéraire … </text:p>
      <text:p text:style-name="P9">- Le romantisme apparaît</text:p>
      <text:p text:style-name="P9"/>
      <text:p text:style-name="P9">Néo-classicimse : gréconise le retour au classicisme, préconise l’art antique, précision du dessin, de la composition, la clarté apparaît comme une réponse à la philosophie des Lumières qui cherche à donner une explications rationnelle du monde et à inculper des valeurs morales aux citoyens. </text:p>
      <text:p text:style-name="P16">MORALISATION DE L’ART </text:p>
      <text:p text:style-name="P9">Le rococco </text:p>
      <text:p text:style-name="P9"/>
      <text:p text:style-name="P9">Les peintre sdoivent restaurer la peinture d’histoire et de revenir au <text:span text:style-name="T1">grand goût</text:span> </text:p>
      <text:p text:style-name="P9"/>
      <text:p text:style-name="P10">XIX : dogme : à l’encontre du romantisme puis du renouvellement artistique de manière général. </text:p>
      <text:p text:style-name="P10"/>
      <text:p text:style-name="P23">Quel modèles vont-ils prendre de l’art antique ? Statuaires grecques conne au traver de la sculpture antique romaine : </text:p>
      <text:p text:style-name="P23"/>
      <text:p text:style-name="P10">→ sculpture, peinture : fouilles Herculnum 1709 1765 <text:s/>&amp; fouilles de Pompéi 1748 (Edouard Sain) </text:p>
      <text:p text:style-name="P10">Pour comprendre comment vivait les anciens. </text:p>
      <text:p text:style-name="P10"/>
      <text:p text:style-name="P10">Le Classicisme : par Rome : ville emblématique du monde antique et un des centre de la renaissance italienne.</text:p>
      <text:p text:style-name="P10"/>
      <text:p text:style-name="P10">- Communauté d’artistes étrangers très nombreux : français (siège de l’académie de France à Rome au palais Pontcilli <text:s/>= pour but d’achevé la formation d’artistes par œuvres antique) les élèves peuvent aller sur les sites antique pour recopier les peintures (tels que Pompéo &amp; Herculanum) &amp; anglais</text:p>
      <text:p text:style-name="P26">→ Atelier Piranèse </text:p>
      <text:p text:style-name="P26">→ Gravures d’après les peintures du site d’Ercolano (Herculanum) recueil de 1762</text:p>
      <text:p text:style-name="P11">→ Joseph Marie Vien, Marchande d’amours 1763 huile sur toile 117x140 Fontainebleau musée national du château : de profil, avec dépouillement à l’antique, lignes affirmer, vêtement …, simplicité des formes</text:p>
      <text:p text:style-name="P11"/>
      <text:p text:style-name="P11">Ce renouveau : par l’art antique, Rome, mais aussi réflexion théorique sur la suprématie de l’art grecques. →<text:span text:style-name="T1"> Joachim Winckelmann</text:span> (il est historien de l’art, publie<text:span text:style-name="T6"> Réflexion sur l’imitions des œuvres grecques en peinture et sculpture </text:span>1755 </text:p>
      <text:p text:style-name="P17">= art grecques = modèle idéal : beau idéal : le calme grandeur &amp; noble simplicité = seule un objet au forme simplie, continu et varié est beau. </text:p>
      <text:p text:style-name="P11"><text:soft-page-break/>Raphael Mengs : Études<text:span text:style-name="T6"> sur le goût et le bau dans la peinture </text:span>1782 : idéalisation de la forme </text:p>
      <text:p text:style-name="P11"/>
      <text:p text:style-name="P11"><text:s/>Rome : cosmopolite</text:p>
      <text:p text:style-name="P11"/>
      <text:p text:style-name="P11">Peintre Gavin Hamilton : peintre écossais, vie à Rome : développe sujet héroique : Serment de Brutus ou Brutus <text:span text:style-name="T7">jurant de venger la mort de Lucrèce : son atelier devient un lieu de rencontre </text:span></text:p>
      <text:p text:style-name="P11"/>
      <text:p text:style-name="P12">Le néo-classicisme : 4 cosmopolite : Jacques Louis David </text:p>
      <text:p text:style-name="P12"/>
      <text:p text:style-name="P27">→ Jacques Louis David, autoportrait 1794</text:p>
      <text:p text:style-name="P27"/>
      <text:p text:style-name="P24">Jacques Louis David : la moralité de la peinture héroique </text:p>
      <text:p text:style-name="P24">Un peintre d’histoire de l’ancien régime </text:p>
      <text:p text:style-name="P27"/>
      <text:p text:style-name="P12">- l’héritage de David</text:p>
      <text:p text:style-name="P12">- la voie ingresque</text:p>
      <text:p text:style-name="P12">- conquête</text:p>
      <text:p text:style-name="P12"/>
      <text:p text:style-name="P12">S’inscrit dans l’antiquité avec l’exemprum virtutis + éloge romaine et du patriotisme = thème plus contemporain </text:p>
      <text:p text:style-name="P12">- issus de la bourgeoisie Parisienne</text:p>
      <text:p text:style-name="P12">- début de carrière difficiles, → prix de Rome de la peinture : concour qui ouvre des portes, qu’a la 5ème tentative en 1774 = lui permet d’ouvrir sa réflexion sur la peinture d’histoires où il souhaite s’y consacrer.</text:p>
      <text:p text:style-name="P12">- va à Rome à 17ans</text:p>
      <text:p text:style-name="P13">- renouveau du classicisme amorcer par ses prédécesseur</text:p>
      <text:p text:style-name="P13">- peinture sévère tend sur la forme et la composition que sur le fond par des dessins moralisateur qui lui assigne.</text:p>
      <text:p text:style-name="P12"/>
      <text:p text:style-name="P12">André Félibien, secrétaire au XVII de l’Académie royal d’architecture <text:span text:style-name="T1">Hiérarchie des genres = permettent de classer et hiérachiser les sujet</text:span><text:span text:style-name="T2">s : </text:span></text:p>
      <text:p text:style-name="P12"/>
      <text:p text:style-name="P12"><text:span text:style-name="T8">→ </text:span>Peinture histoire : civilisation gréco-romaine, mythologie antique, récits bibliques = réserver aux peintres les plus savants </text:p>
      <text:p text:style-name="P12"><text:span text:style-name="T8">→ </text:span>Portrait</text:p>
      <text:p text:style-name="P12"><text:span text:style-name="T8">→ </text:span>Peinture de genre </text:p>
      <text:p text:style-name="P12"><text:span text:style-name="T8">→ </text:span>Paysage </text:p>
      <text:p text:style-name="P12"><text:span text:style-name="T8">→ </text:span>Peinture morte</text:p>
      <text:p text:style-name="P12"/>
      <text:p text:style-name="P12">= détermine le statue des peintres</text:p>
      <text:p text:style-name="P12"/>
      <text:p text:style-name="P13">Néoclassicisme : donne aux peintures d’histoire une valeur édifiante pour ses vertus morale </text:p>
      <text:p text:style-name="P13"/>
      <text:p text:style-name="P14">→Jacques Louis David <text:span text:style-name="T9">Le serment des Horaces </text:span>1784 Salon 1784 huile sur toile 330x425cm Paris Musée Louvre = peint pour le roi Louis XVI alors que David n’est que peintre agréé (premier niveau de reconnaissance&amp; second séjour du peintre à Rome)</text:p>
      <text:p text:style-name="P15">Remporte un grand succès, le plan, le coloris, l’aspect douloureux : David a sacrifier =</text:p>
      <text:p text:style-name="P15"><text:s/>le thème : frères jurent fidélité à bien pour la guerre contre les Cuirasse, femmes se lamente de la guerre à venir. </text:p>
      <text:p text:style-name="P15"><text:soft-page-break/>Il joue avec la composition </text:p>
      <text:p text:style-name="P15">Attitude passive des femmes diff des hommes </text:p>
      <text:p text:style-name="P15"/>
      <text:p text:style-name="P13"/>
      <text:p text:style-name="P13">- tire son inspiration de M. Rollin : histoire romaine depuis la fondation de Rome jusqu’à la bataille d’Actium &amp; Nicolas Poussin</text:p>
      <text:p text:style-name="P28">→ Enlèvement des Sabines 1637, Nicolas Poussins</text:p>
      <text:p text:style-name="P29"/>
      <text:p text:style-name="P30">= renouveau peinture histoire : héroïsme, tiré des figures de l’antiquité, sobriété dans les formes, l’émotion </text:p>
      <text:p text:style-name="P30">Re découvert dans les sources, théorie </text:p>
      <text:p text:style-name="P30"/>
      <text:p text:style-name="P30">Le classicisme n’est pas un renouveau de l’antique, mais y fait référence, c’est le désir des artistes de délivrer un message contemporain exemple de vertus, faisant écho à Diderot, David demande à ce que les arts fasse : « hair le vice, adorer la vertu en charmant les yeux ». Davi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30:17.917000000</meta:creation-date>
    <meta:generator>LibreOffice/5.3.7.2$Windows_X86_64 LibreOffice_project/6b8ed514a9f8b44d37a1b96673cbbdd077e24059</meta:generator>
    <dc:date>2018-01-16T10:20:57.337000000</dc:date>
    <meta:editing-duration>PT17M20S</meta:editing-duration>
    <meta:editing-cycles>3</meta:editing-cycles>
    <meta:document-statistic meta:table-count="0" meta:image-count="0" meta:object-count="0" meta:page-count="5" meta:paragraph-count="115" meta:word-count="1401" meta:character-count="8747" meta:non-whitespace-character-count="7371"/>
  </office:meta>
</office:document-meta>
</file>